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style:font-name="Consolas" fo:font-size="13pt" style:font-size-asian="13pt" style:font-size-complex="13pt"/>
    </style:style>
    <style:style style:name="P3" style:family="paragraph" style:parent-style-name="Text_20_body">
      <style:paragraph-properties fo:line-height="100%"/>
      <style:text-properties style:font-name="Consolas"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/>
    </style:style>
    <style:style style:name="P5" style:family="paragraph" style:parent-style-name="Text_20_body" style:master-page-name="Standard">
      <style:paragraph-properties fo:line-height="100%" style:page-number="auto"/>
    </style:style>
    <style:style style:name="T1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nsolas" fo:font-size="13pt" style:font-size-asian="13pt" style:font-size-complex="13pt"/>
    </style:style>
    <style:style style:name="T4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Sect1" style:family="section">
      <style:section-properties text:dont-balance-text-columns="true" style:editable="false">
        <style:columns fo:column-count="2">
          <style:column style:rel-width="34121*" fo:start-indent="0cm" fo:end-indent="0cm"/>
          <style:column style:rel-width="31414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"><text:span text:style-name="T1">Habitación</text:span></text:p>
        <text:p text:style-name="P1"><text:span text:style-name="T2">En Espíritu y en Verdad</text:span></text:p>
        <text:p text:style-name="P2"/>
        <text:p text:style-name="P1"><text:span text:style-name="T3">//Eterno y sublime Rey,</text:span></text:p>
        <text:p text:style-name="P1"><text:span text:style-name="T3">El Cielo no te puede contener</text:span></text:p>
        <text:p text:style-name="P1"><text:span text:style-name="T3">Habitas en lo alto Dios,</text:span></text:p>
        <text:p text:style-name="P1"><text:span text:style-name="T3">La tierra es el estrado de tus pies//</text:span></text:p>
        <text:p text:style-name="P2"/>
        <text:p text:style-name="P1"><text:span text:style-name="T3">¿Cómo construir una habitación</text:span></text:p>
        <text:p text:style-name="P1"><text:span text:style-name="T3">Un mejor lugar en donde puedas descansar?</text:span></text:p>
        <text:p text:style-name="P1"><text:span text:style-name="T3">¿Cómo construir una habitación</text:span></text:p>
        <text:p text:style-name="P1"><text:span text:style-name="T3">Que sea un santuario para ti?</text:span></text:p>
        <text:p text:style-name="P2"/>
        <text:p text:style-name="P1"><text:span text:style-name="T3">Soberano Creador,</text:span></text:p>
        <text:p text:style-name="P1"><text:span text:style-name="T3">En luz inalcanzable tú estás</text:span></text:p>
        <text:p text:style-name="P1"><text:span text:style-name="T3">Formaste todo con tu voz</text:span></text:p>
        <text:p text:style-name="P1"><text:span text:style-name="T3">El universo en tus manos está</text:span></text:p>
        <text:p text:style-name="P2"/>
        <text:p text:style-name="P1"><text:span text:style-name="T3">//¿Cómo construir una habitación</text:span></text:p>
        <text:p text:style-name="P1"><text:span text:style-name="T3">Un mejor lugar en donde puedas descansar?</text:span></text:p>
        <text:p text:style-name="P1"><text:span text:style-name="T3">¿Cómo construir una habitación</text:span></text:p>
        <text:p text:style-name="P1"><text:span text:style-name="T3">Que sea un santuario para ti?//</text:span></text:p>
        <text:p text:style-name="P2"/>
        <text:p text:style-name="P1"><text:span text:style-name="T3">//En piedras vivas escogiste habitar</text:span></text:p>
        <text:p text:style-name="P1"><text:span text:style-name="T3">En débiles <text:s/>hombres tu gloria mostrar</text:span></text:p>
        <text:p text:style-name="P1"><text:span text:style-name="T3">Edificadas en la piedra angular</text:span></text:p>
        <text:p text:style-name="P1"><text:span text:style-name="T3">Somos tu iglesia, tu hogar//</text:span></text:p>
        <text:p text:style-name="P2"/>
        <text:p text:style-name="P1"><text:span text:style-name="T3">Vamos a construir una habitación</text:span></text:p>
        <text:p text:style-name="P1"><text:span text:style-name="T3">Un mejor lugar en donde puedas descansar</text:span></text:p>
        <text:p text:style-name="P1"><text:span text:style-name="T3">Vamos a construir una habitación</text:span></text:p>
        <text:p text:style-name="P1"><text:span text:style-name="T3">Seremos un santuario para ti</text:span></text:p>
        <text:p text:style-name="P1"><text:span text:style-name="T1">Somos el pueblo de Dios</text:span></text:p>
        <text:p text:style-name="P1"><text:span text:style-name="T4">Marcos Witt</text:span></text:p>
        <text:p text:style-name="P2"/>
        <text:p text:style-name="P1"><text:span text:style-name="T3">Somos el pueblo de Dios</text:span></text:p>
        <text:p text:style-name="P1"><text:span text:style-name="T3">somos un pueblo especial</text:span></text:p>
        <text:p text:style-name="P1"><text:span text:style-name="T3">llamados para anunciar</text:span></text:p>
        <text:p text:style-name="P1"><text:span text:style-name="T3">las virtudes de aquel</text:span></text:p>
        <text:p text:style-name="P1"><text:span text:style-name="T3">que nos llamo a su luz</text:span></text:p>
        <text:p text:style-name="P2"/>
        <text:p text:style-name="P1"><text:span text:style-name="T3">Somos el pueblo de Dios</text:span></text:p>
        <text:p text:style-name="P1"><text:span text:style-name="T3">su sangre nos redimió</text:span></text:p>
        <text:p text:style-name="P1"><text:span text:style-name="T3">y su Espíritu dio</text:span></text:p>
        <text:p text:style-name="P1"><text:span text:style-name="T3">para darnos poder</text:span></text:p>
        <text:p text:style-name="P1"><text:span text:style-name="T3">y ser testigos de El</text:span></text:p>
        <text:p text:style-name="P2"/>
        <text:p text:style-name="P1"><text:span text:style-name="T3">Y llevaremos su gloria</text:span></text:p>
        <text:p text:style-name="P1"><text:span text:style-name="T3">a cada pueblo y nación</text:span></text:p>
        <text:p text:style-name="P1"><text:span text:style-name="T3">trayéndoles esperanza</text:span></text:p>
        <text:p text:style-name="P1"><text:span text:style-name="T3">y nuevas de salvación</text:span></text:p>
        <text:p text:style-name="P1"><text:span text:style-name="T3">y su amor nos impulsa</text:span></text:p>
        <text:p text:style-name="P1"><text:span text:style-name="T3">no nos podemos callar</text:span></text:p>
        <text:p text:style-name="P1"><text:span text:style-name="T3">anunciaremos al mundo</text:span></text:p>
        <text:p text:style-name="P1"><text:span text:style-name="T3">de amor y verdad</text:span></text:p>
        <text:p text:style-name="P2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1"><text:span text:style-name="T1">Escucharte Hablar</text:span></text:p>
        <text:p text:style-name="P1"><text:span text:style-name="T4">Marcos Witt</text:span></text:p>
        <text:p text:style-name="P2"/>
        <text:p text:style-name="P1"><text:span text:style-name="T3">Quiero escuchar tu dulce voz</text:span></text:p>
        <text:p text:style-name="P1"><text:span text:style-name="T3">rompiendo el silencio en mi ser</text:span></text:p>
        <text:p text:style-name="P1"><text:span text:style-name="T3">se que me haría estremecer</text:span></text:p>
        <text:p text:style-name="P1"><text:span text:style-name="T3">me haría llorar o reír</text:span></text:p>
        <text:p text:style-name="P1"><text:span text:style-name="T3">y caería rendido ante Ti</text:span></text:p>
        <text:p text:style-name="P2"/>
        <text:p text:style-name="P1"><text:span text:style-name="T3">Y no podría estar ante Ti</text:span></text:p>
        <text:p text:style-name="P1"><text:span text:style-name="T3">Escuchándote hablar</text:span></text:p>
        <text:p text:style-name="P1"><text:span text:style-name="T3">sin llorar como un niño</text:span></text:p>
        <text:p text:style-name="P1"><text:span text:style-name="T3">y pasaría el tiempo así</text:span></text:p>
        <text:p text:style-name="P1"><text:span text:style-name="T3">sin querer nada mas</text:span></text:p>
        <text:p text:style-name="P1"><text:span text:style-name="T3">nada mas que escucharte hablar</text:span></text:p>
        <text:p text:style-name="P2"/>
        <text:p text:style-name="P2"/>
        <text:p text:style-name="P1"><text:span text:style-name="T1">Has cambiado mi lamento en baile</text:span></text:p>
        <text:p text:style-name="P1"><text:span text:style-name="T4">Marcos Witt</text:span></text:p>
        <text:p text:style-name="P2"/>
        <text:p text:style-name="P1"><text:span text:style-name="T3">//Has cambiado mi lamento en baile</text:span></text:p>
        <text:p text:style-name="P1"><text:span text:style-name="T3">Me ceñiste todo de alegría</text:span></text:p>
        <text:p text:style-name="P1"><text:span text:style-name="T3">Has cambiado mi lamento en baile</text:span></text:p>
        <text:p text:style-name="P1"><text:span text:style-name="T3">Me ceñiste todo de alegría</text:span></text:p>
        <text:p text:style-name="P2"/>
        <text:p text:style-name="P1"><text:span text:style-name="T3">Por tanto a ti cantaré</text:span></text:p>
        <text:p text:style-name="P1"><text:span text:style-name="T3">Gloria mía, gloria mía</text:span></text:p>
        <text:p text:style-name="P1"><text:span text:style-name="T3">Sólo a ti danzaré</text:span></text:p>
        <text:p text:style-name="P1"><text:span text:style-name="T3">Gloria mía, gloria mía//</text:span></text:p>
        <text:p text:style-name="P2"/>
        <text:p text:style-name="P1"><text:span text:style-name="T3">//Oh Adonai Oh Adonai</text:span></text:p>
        <text:p text:style-name="P1"><text:span text:style-name="T3">Dios del universo</text:span></text:p>
        <text:p text:style-name="P1"><text:span text:style-name="T3">Señor de la creación//</text:span></text:p>
        <text:p text:style-name="P1"><text:span text:style-name="T3">//Los cielos cuentan tu gloria</text:span></text:p>
        <text:p text:style-name="P1"><text:span text:style-name="T3">Tus hijos hoy te adoran</text:span></text:p>
        <text:p text:style-name="P1"><text:span text:style-name="T3">Por todas tus maravillas, </text:span></text:p>
        <text:p text:style-name="P1"><text:span text:style-name="T3">Adonai//</text:span></text:p>
        <text:p text:style-name="P2"/>
        <text:p text:style-name="P1"><text:span text:style-name="T3">Oh Adonai, Oh Adonai</text:span></text:p>
        <text:p text:style-name="P2"/>
        <text:p text:style-name="P1"><text:span text:style-name="T3">Has cambiado mi lamento en baile</text:span></text:p>
        <text:p text:style-name="P1"><text:span text:style-name="T3">Me ceñiste todo de alegría</text:span></text:p>
        <text:p text:style-name="P1"><text:span text:style-name="T3">Has cambiado mi lamento en baile</text:span></text:p>
        <text:p text:style-name="P1"><text:span text:style-name="T3">Me ceñiste todo de alegría</text:span></text:p>
        <text:p text:style-name="P2"/>
        <text:p text:style-name="P1"><text:span text:style-name="T3">Por tanto a ti cantaré</text:span></text:p>
        <text:p text:style-name="P1"><text:span text:style-name="T3">Gloria mía, gloria mía</text:span></text:p>
        <text:p text:style-name="P1"><text:span text:style-name="T3">Sólo a ti danzaré</text:span></text:p>
        <text:p text:style-name="P1"><text:span text:style-name="T3">Gloria mía, gloria mía</text:span></text:p>
        <text:p text:style-name="P2"/>
        <text:p text:style-name="P1"><text:span text:style-name="T3">Oh Adonai, Oh Adonai</text:span></text:p>
        <text:p text:style-name="P1"><text:span text:style-name="T3">Dios del universo</text:span></text:p>
        <text:p text:style-name="P1"><text:span text:style-name="T3">Señor de la creación</text:span></text:p>
        <text:p text:style-name="P2"/>
        <text:p text:style-name="P1"><text:span text:style-name="T3">Tú eres el Dios del universo</text:span></text:p>
        <text:p text:style-name="P1"><text:span text:style-name="T3">Señor de la creación</text:span></text:p>
        <text:p text:style-name="P1"><text:span text:style-name="T3">Eres mi Dios del universo</text:span></text:p>
        <text:p text:style-name="P4"><text:span text:style-name="T3">Señor de la creación, </text:span></text:p>
        <text:p text:style-name="P4"><text:span text:style-name="T3">¡Adonai!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" style:family="paragraph" style:default-outline-level="" style:class="lis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Text_20_body" style:default-outline-level="1" style:class="text">
      <style:paragraph-properties fo:margin-top="0.423cm" fo:margin-bottom="0.212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8pt" fo:language="es" fo:country="EC" fo:font-weight="bold" style:letter-kerning="true" style:font-name-asian="Segoe UI" style:font-family-asian="'Segoe UI'" style:font-family-generic-asian="system" style:font-pitch-asian="variable" style:font-size-asian="18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custom4" style:display-name="Bibliography custom4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custom5" style:display-name="Bibliography custom5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ootnote" style:family="paragraph" style:default-outline-level="" style:class="extra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Endnote" style:family="paragraph" style:default-outline-level="" style:class="extra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www" style:display-name="Bibliography www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custom1" style:display-name="Bibliography custom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custom2" style:display-name="Bibliography custom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custom3" style:display-name="Bibliography custom3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next-style-name="Text_20_body" style:default-outline-level="" style:class="chapter">
      <style:paragraph-properties fo:margin-top="0.423cm" fo:margin-bottom="0.212cm" style:contextual-spacing="false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Liberation Sans1" fo:font-family="'Liberation Sans'" style:font-family-generic="roman" style:font-pitch="variable" fo:font-size="14pt" fo:language="es" fo:country="EC" style:letter-kerning="true" style:font-name-asian="Segoe UI" style:font-family-asian="'Segoe UI'" style:font-family-generic-asian="system" style:font-pitch-asian="variable" style:font-size-asian="14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o_20_preformateado" style:display-name="Texto preformateado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Mono" fo:font-family="'Liberation Mono'" style:font-family-generic="roman" style:font-pitch="variable" fo:font-size="10pt" fo:language="es" fo:country="EC" style:letter-kerning="true" style:font-name-asian="Segoe UI" style:font-family-asian="'Segoe UI'" style:font-family-generic-asian="system" style:font-pitch-asian="variable" style:font-size-asian="10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top="0.212cm" fo:margin-bottom="0.212cm" style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fo:font-style="italic" style:letter-kerning="true" style:font-name-asian="Segoe UI" style:font-family-asian="'Segoe UI'" style:font-family-generic-asian="system" style:font-pitch-asian="variable" style:font-size-asian="12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default-outline-level="" style:class="index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2" style:display-name="Contents 2" style:family="paragraph" style:default-outline-level="" style:class="index">
      <style:paragraph-properties fo:margin-left="0.282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7" style:display-name="Contents 7" style:family="paragraph" style:default-outline-level="" style:class="index">
      <style:paragraph-properties fo:margin-left="1.693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8" style:display-name="Contents 8" style:family="paragraph" style:default-outline-level="" style:class="index">
      <style:paragraph-properties fo:margin-left="1.976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9" style:display-name="Contents 9" style:family="paragraph" style:default-outline-level="" style:class="index">
      <style:paragraph-properties fo:margin-left="2.258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umario_20_10" style:display-name="Sumario 10" style:family="paragraph" style:default-outline-level="">
      <style:paragraph-properties fo:margin-left="2.54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3" style:display-name="Contents 3" style:family="paragraph" style:default-outline-level="" style:class="index">
      <style:paragraph-properties fo:margin-left="0.564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4" style:display-name="Contents 4" style:family="paragraph" style:default-outline-level="" style:class="index">
      <style:paragraph-properties fo:margin-left="0.847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5" style:display-name="Contents 5" style:family="paragraph" style:default-outline-level="" style:class="index">
      <style:paragraph-properties fo:margin-left="1.129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6" style:display-name="Contents 6" style:family="paragraph" style:default-outline-level="" style:class="index">
      <style:paragraph-properties fo:margin-left="1.41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email" style:display-name="Bibliography emai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inbook" style:display-name="Bibliography inbook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incollection" style:display-name="Bibliography incollection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inproceedings" style:display-name="Bibliography inproceeding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article" style:display-name="Bibliography articl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book" style:display-name="Bibliography book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booklet" style:display-name="Bibliography bookle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conference" style:display-name="Bibliography conferenc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phdthesis" style:display-name="Bibliography phdthesi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proceedings" style:display-name="Bibliography proceeding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techreport" style:display-name="Bibliography techrepor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unpublished" style:display-name="Bibliography unpublishe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journal" style:display-name="Bibliography journ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manual" style:display-name="Bibliography manu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mastersthesis" style:display-name="Bibliography mastersthesi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ibliography_20_misc" style:display-name="Bibliography misc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Caracteres_20_de_20_nota_20_al_20_pie" style:display-name="Caracteres de nota al pie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aracteres_20_de_20_nota_20_final" style:display-name="Caracteres de nota final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1:53:00</meta:creation-date>
    <meta:initial-creator>Desconocido</meta:initial-creator>
    <dc:language>es-EC</dc:language>
    <dc:date>2024-10-02T09:08:55</dc:date>
    <meta:editing-cycles>24</meta:editing-cycles>
    <meta:editing-duration>PT4M</meta:editing-duration>
    <meta:generator>LibreOffice/7.0.4.2$Linux_X86_64 LibreOffice_project/00$Build-2</meta:generator>
    <meta:document-statistic meta:table-count="0" meta:image-count="0" meta:object-count="0" meta:page-count="2" meta:paragraph-count="93" meta:word-count="417" meta:character-count="2251" meta:non-whitespace-character-count="1924"/>
    <meta:user-defined meta:name="AppVersion">15.0000</meta:user-defined>
    <meta:template xlink:type="simple" xlink:actuate="onRequest" xlink:title="Normal.dotm" xlink:href=""/>
  </office:meta>
</office:document-meta>
</file>